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208B6F243B769E62D3C.gif" manifest:media-type="image/gif"/>
  <manifest:file-entry manifest:full-path="Pictures/10000000000002BE000001DCF35BC02AF9B32BC7.gif" manifest:media-type="image/gif"/>
  <manifest:file-entry manifest:full-path="Pictures/10000000000002B3000001D274BBB3360D3C9617.gif" manifest:media-type="image/gif"/>
  <manifest:file-entry manifest:full-path="Pictures/100000000000028D0000022AB6DB3DD2529A3CA2.gif" manifest:media-type="image/gif"/>
  <manifest:file-entry manifest:full-path="Pictures/10000000000002A9000002CC70C44F59715C6D2E.gif" manifest:media-type="image/gif"/>
  <manifest:file-entry manifest:full-path="Pictures/10000000000002B3000001FEE8778FE451E8944F.gif" manifest:media-type="image/gif"/>
  <manifest:file-entry manifest:full-path="Pictures/10000000000002900000019FF042D4C272344F8C.gif" manifest:media-type="image/gif"/>
  <manifest:file-entry manifest:full-path="Pictures/100000000000025D0000026752B9A29E4A589354.png" manifest:media-type="image/png"/>
  <manifest:file-entry manifest:full-path="Pictures/10000000000001E00000014E1685E60E3BAC4CC6.gif" manifest:media-type="image/gif"/>
  <manifest:file-entry manifest:full-path="Pictures/1000000000000290000002299A04F46BD7943CA4.gif" manifest:media-type="image/gif"/>
  <manifest:file-entry manifest:full-path="Pictures/10000000000002110000021741CB49C50DEDCD94.png" manifest:media-type="image/png"/>
  <manifest:file-entry manifest:full-path="Pictures/10000000000001FC000002AD1143421C155C4BB3.gif" manifest:media-type="image/gif"/>
  <manifest:file-entry manifest:full-path="Pictures/10000000000001C4000000D265D8DDB8F100CEFC.gif" manifest:media-type="image/gif"/>
  <manifest:file-entry manifest:full-path="Pictures/100000000000018A000000B0B3CB26F04529BBF0.gif" manifest:media-type="image/gif"/>
  <manifest:file-entry manifest:full-path="Pictures/100000000000020C000001CA9C55A9C5577DEBBF.gif" manifest:media-type="image/gif"/>
  <manifest:file-entry manifest:full-path="Pictures/10000000000001FC00000273A769D485BD977FA2.gif" manifest:media-type="image/gif"/>
  <manifest:file-entry manifest:full-path="Pictures/100000000000025000000314A4050C6A85920390.gif" manifest:media-type="image/gif"/>
  <manifest:file-entry manifest:full-path="Pictures/10000000000001D700000142D91BB79625035F11.gif" manifest:media-type="image/gif"/>
  <manifest:file-entry manifest:full-path="Pictures/1000000000000188000000532EEA22C7E6ABE07D.gif" manifest:media-type="image/gif"/>
  <manifest:file-entry manifest:full-path="Pictures/100000000000028D0000022A98A57B0813BBC131.gif" manifest:media-type="image/gif"/>
  <manifest:file-entry manifest:full-path="Pictures/100000000000028200000187BEE955FCF54C8493.gif" manifest:media-type="image/gif"/>
  <manifest:file-entry manifest:full-path="Pictures/10000000000001FC00000273DC85AF77486517D5.gif" manifest:media-type="image/gif"/>
  <manifest:file-entry manifest:full-path="Pictures/100000000000028600000150B76D4256B2F1F4E7.gif" manifest:media-type="image/gif"/>
  <manifest:file-entry manifest:full-path="Pictures/10000000000002900000022CED4D532556764EA1.gif" manifest:media-type="image/gif"/>
  <manifest:file-entry manifest:full-path="Pictures/10000000000002900000018EC7B0EF7CE7A9D9A3.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data-style-name="N0">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data-style-name="N0">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data-style-name="N0">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1"/>
    </style:style>
    <style:style style:name="P9" style:family="paragraph" style:parent-style-name="Text_20_body">
      <style:text-properties style:font-name="Courier 10 Pitch1" fo:font-size="11pt" style:font-size-asian="11pt" style:font-size-complex="11pt"/>
    </style:style>
    <style:style style:name="P10" style:family="paragraph" style:parent-style-name="Text_20_body">
      <style:text-properties style:font-name="Courier 10 Pitch1"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1" fo:font-size="10pt" style:font-size-asian="10pt" style:font-size-complex="10pt"/>
    </style:style>
    <style:style style:name="P14" style:family="paragraph" style:parent-style-name="Code">
      <style:text-properties officeooo:paragraph-rsid="002076d9"/>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5">
      <style:paragraph-properties>
        <style:tab-stops>
          <style:tab-stop style:position="15.002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text-properties fo:font-size="32pt" style:font-size-asian="32pt" style:font-size-complex="32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T1" style:family="text">
      <style:text-properties fo:font-style="italic" style:font-style-asian="italic" style:font-style-complex="italic"/>
    </style:style>
    <style:style style:name="T2" style:family="text">
      <style:text-properties style:font-name="Courier 10 Pitch1"/>
    </style:style>
    <style:style style:name="T3" style:family="text">
      <style:text-properties style:font-name="Courier 10 Pitch1" fo:font-size="10pt" style:font-size-asian="10pt" style:font-size-complex="10pt"/>
    </style:style>
    <style:style style:name="T4" style:family="text">
      <style:text-properties style:font-name="Courier 10 Pitch1" fo:font-size="10pt" fo:font-style="normal" style:font-size-asian="10pt" style:font-style-asian="normal" style:font-size-complex="10pt" style:font-style-complex="normal"/>
    </style:style>
    <style:style style:name="T5" style:family="text">
      <style:text-properties style:font-name="Courier 10 Pitch1" fo:font-style="normal" style:font-style-asian="normal" style:font-style-complex="normal"/>
    </style:style>
    <style:style style:name="T6" style:family="text">
      <style:text-properties style:font-name="Nimbus Roman No9 L"/>
    </style:style>
    <style:style style:name="T7" style:family="text">
      <style:text-properties style:font-name="Nimbus Roman No9 L" fo:font-style="normal" style:font-style-asian="normal" style:font-style-complex="normal"/>
    </style:style>
    <style:style style:name="T8" style:family="text">
      <style:text-properties style:font-name="Nimbus Roman No9 L"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1ee592"/>
    </style:style>
    <style:style style:name="T13" style:family="text">
      <style:text-properties officeooo:rsid="002076d9"/>
    </style:style>
    <style:style style:name="T14" style:family="text">
      <style:text-properties officeooo:rsid="0020b5b7"/>
    </style:style>
    <style:style style:name="T15" style:family="text">
      <style:text-properties style:font-name="Nimbus Sans L" fo:font-size="32pt" fo:font-weight="bold" style:font-size-asian="32pt" style:font-weight-asian="bold" style:font-size-complex="32pt" style:font-weight-complex="bold"/>
    </style:style>
    <style:style style:name="T16" style:family="text">
      <style:text-properties officeooo:rsid="0022cd2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 draw:name="graphics1" text:anchor-type="paragraph" svg:width="11.679cm" svg:height="11.779cm" draw:z-index="24"><draw:image xlink:href="Pictures/10000000000002110000021741CB49C50DEDCD94.png" xlink:type="simple" xlink:show="embed" xlink:actuate="onLoad" loext:mime-type="image/png"/></draw:frame></text:p>
      <text:p text:style-name="Standard"/>
      <text:p text:style-name="Standard"/>
      <text:p text:style-name="Standard"/>
      <text:p text:style-name="Standard"/>
      <text:p text:style-name="Standard"/>
      <text:p text:style-name="Standard"><text:tab/><text:tab/><text:tab/><text:span text:style-name="T15">I/O System handbok</text:span></text:p>
      <text:p text:style-name="P3"/>
      <text:p text:style-name="P3"/>
      <text:p text:style-name="P1"/>
      <text:p text:style-name="P1"/>
      <text:p text:style-name="P1"/>
      <text:p text:style-name="P1"/>
      <text:p text:style-name="P1">2009-01-09</text:p>
      <text:p text:style-name="P1"/>
      <text:p text:style-name="P4"/>
      <text:p text:style-name="P2"/>
      <text:p text:style-name="P2"><text:tab/>Copyright SSAB <text:span text:style-name="T14">EMEA</text:span> AB <text:span text:style-name="T14">2005-</text:span>20<text:span text:style-name="T16">21</text:span></text:p>
      <text:p text:style-name="P2"><text:tab/></text:p>
      <text:p text:style-name="P2"><text:tab/>Permission is granted to copy, distribute and/or modify this document </text:p>
      <text:p text:style-name="P2"><text:s text:c="6"/><text:tab/>under the terms of the GNU Free Documentation License, Version 1.2</text:p>
      <text:p text:style-name="P2"><text:s text:c="6"/><text:tab/>or any later version published by the Free Software Foundation;</text:p>
      <text:p text:style-name="P2"><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nehåll</text:p>
          </text:index-title>
          <text:p text:style-name="P19">Om den här handledningen <text:tab/>7</text:p>
          <text:p text:style-name="P19">Introduktion<text:tab/>8</text:p>
          <text:p text:style-name="P19">Översikt<text:tab/>9</text:p>
          <text:p text:style-name="P15">Nivåer<text:tab/>9</text:p>
          <text:p text:style-name="P15">Konfigurering<text:tab/>9</text:p>
          <text:p text:style-name="P19">I/O System<text:tab/>10</text:p>
          <text:p text:style-name="P15">PSS9000<text:tab/>11</text:p>
          <text:p text:style-name="P18">Rack objekt<text:tab/>11</text:p>
          <text:p text:style-name="P16">Rack_SSAB<text:tab/>11</text:p>
          <text:p text:style-name="P17">Attribut<text:tab/>11</text:p>
          <text:p text:style-name="P17">Drivrutin<text:tab/>11</text:p>
          <text:p text:style-name="P16">Ssab_RemoteRack<text:tab/>11</text:p>
          <text:p text:style-name="P17">Attribut<text:tab/>11</text:p>
          <text:p text:style-name="P18">Di kort<text:tab/>12</text:p>
          <text:p text:style-name="P16">Ssab_BaseDiCard<text:tab/>12</text:p>
          <text:p text:style-name="P16">Ssab_DI32D<text:tab/>12</text:p>
          <text:p text:style-name="P18">Do kort<text:tab/>12</text:p>
          <text:p text:style-name="P16">Ssab_BaseDoCard<text:tab/>12</text:p>
          <text:p text:style-name="P16">Ssab_DO32KTS<text:tab/>13</text:p>
          <text:p text:style-name="P16">Ssab_DO32KTS_Stall<text:tab/>13</text:p>
          <text:p text:style-name="P18">Ai kort<text:tab/>13</text:p>
          <text:p text:style-name="P16">Ssab_BaseACard<text:tab/>13</text:p>
          <text:p text:style-name="P16">Ssab_AI8uP<text:tab/>13</text:p>
          <text:p text:style-name="P16">Ssab_AI16uP<text:tab/>13</text:p>
          <text:p text:style-name="P16">Ssab_AI32uP<text:tab/>14</text:p>
          <text:p text:style-name="P16">Ssab_AI16uP_Logger<text:tab/>14</text:p>
          <text:p text:style-name="P18">Ao kort<text:tab/>14</text:p>
          <text:p text:style-name="P16">Ssab_AO16uP<text:tab/>14</text:p>
          <text:p text:style-name="P16">Ssab_AO8uP<text:tab/>14</text:p>
          <text:p text:style-name="P16">Ssab_AO8uPL<text:tab/>14</text:p>
          <text:p text:style-name="P18">Co kort<text:tab/>14</text:p>
          <text:p text:style-name="P16">Ssab_CO4uP<text:tab/>14</text:p>
          <text:p text:style-name="P15">Profibus<text:tab/>16</text:p>
          <text:p text:style-name="P18">Profibus konfiguratorn<text:tab/>16</text:p>
          <text:p text:style-name="P16">Address<text:tab/>17</text:p>
          <text:p text:style-name="P16">SlaveGsdData<text:tab/>17</text:p>
          <text:p text:style-name="P16">UserPrmData<text:tab/>17</text:p>
          <text:p text:style-name="P16">Module<text:tab/>18</text:p>
          <text:p text:style-name="P18">Specificera dataarean<text:tab/>19</text:p>
          <text:p text:style-name="P16">Digitala ingångar<text:tab/>20</text:p>
          <text:p text:style-name="P16">Analoga ingångar<text:tab/>20</text:p>
          <text:p text:style-name="P16">Digitala utgångar<text:tab/>20</text:p>
          <text:p text:style-name="P16">Analoga utgångar<text:tab/>20</text:p>
          <text:p text:style-name="P16">Komplexa dataareor<text:tab/>20</text:p>
          <text:p text:style-name="P18">Drivrutin<text:tab/>20</text:p>
          <text:p text:style-name="P18">Agent objekt<text:tab/>20</text:p>
          <text:p text:style-name="P16">Pb_Profiboard<text:tab/>20</text:p>
          <text:p text:style-name="P16">Pb_Hilscher<text:tab/>21</text:p>
          <text:p text:style-name="P18">Slavobjekt<text:tab/>21</text:p>
          <text:p text:style-name="P16">Pb_Dp_Slave<text:tab/>21</text:p>
          <text:p text:style-name="P16">ABB_ACS_Pb_Slave<text:tab/>21</text:p>
          <text:p text:style-name="P16"><text:soft-page-break/>Siemens_ET200S_IM151<text:tab/>21</text:p>
          <text:p text:style-name="P16">Siemens ET200M_IM153<text:tab/>21</text:p>
          <text:p text:style-name="P18">Modulobjekt<text:tab/>21</text:p>
          <text:p text:style-name="P16">Pb_Module<text:tab/>21</text:p>
          <text:p text:style-name="P16">ABB_ACS_PPO5<text:tab/>21</text:p>
          <text:p text:style-name="P16">Siemens_ET200S_Ai2<text:tab/>21</text:p>
          <text:p text:style-name="P16">Siemens_ET200S_Ao2<text:tab/>21</text:p>
          <text:p text:style-name="P16">Siemens_ET200M_Di4<text:tab/>21</text:p>
          <text:p text:style-name="P16">Siemens_ET200M_Di2<text:tab/>22</text:p>
          <text:p text:style-name="P16">Siemens_ET200M_Do4<text:tab/>22</text:p>
          <text:p text:style-name="P16">Siemens_ET200M_Do2<text:tab/>22</text:p>
          <text:p text:style-name="P18">Konfiguration av Hilscher kort<text:tab/>22</text:p>
          <text:p text:style-name="P15">MotionControl USB I/O<text:tab/>22</text:p>
          <text:p text:style-name="P18">Drivrutin<text:tab/>22</text:p>
          <text:p text:style-name="P18">Rackobjekt<text:tab/>23</text:p>
          <text:p text:style-name="P16">MotonControl_USB<text:tab/>23</text:p>
          <text:p text:style-name="P18">Kortobjekt<text:tab/>23</text:p>
          <text:p text:style-name="P16">MotionControl_USBIO<text:tab/>23</text:p>
          <text:p text:style-name="P18">Kanaler<text:tab/>23</text:p>
          <text:p text:style-name="P16">Ai konfigurering<text:tab/>24</text:p>
          <text:p text:style-name="P16">Ao konfigurering<text:tab/>24</text:p>
          <text:p text:style-name="P18">Länkfil<text:tab/>24</text:p>
          <text:p text:style-name="P15">Velleman K8055<text:tab/>25</text:p>
          <text:p text:style-name="P18">Agentobjekt<text:tab/>25</text:p>
          <text:p text:style-name="P16">USB_Agent<text:tab/>25</text:p>
          <text:p text:style-name="P18">Rackobjekt<text:tab/>25</text:p>
          <text:p text:style-name="P16">Velleman_K8055<text:tab/>25</text:p>
          <text:p text:style-name="P18">Kortobjekt<text:tab/>25</text:p>
          <text:p text:style-name="P16">Velleman_K8055_Board<text:tab/>25</text:p>
          <text:p text:style-name="P18">Kanaler<text:tab/>26</text:p>
          <text:p text:style-name="P16">Ai konfigurering<text:tab/>26</text:p>
          <text:p text:style-name="P16">Ao konfigurering<text:tab/>26</text:p>
          <text:p text:style-name="P18">Länkfil<text:tab/>26</text:p>
          <text:p text:style-name="P19">Adaption av I/O system<text:tab/>28</text:p>
          <text:p text:style-name="P15">Översikt<text:tab/>28</text:p>
          <text:p text:style-name="P18">Nivåer<text:tab/>28</text:p>
          <text:p text:style-name="P18">Area objekt<text:tab/>29</text:p>
          <text:p text:style-name="P18">I/O objekt<text:tab/>29</text:p>
          <text:p text:style-name="P18">Processer<text:tab/>29</text:p>
          <text:p text:style-name="P18">Ramverk<text:tab/>29</text:p>
          <text:p text:style-name="P18">Metoder<text:tab/>30</text:p>
          <text:p text:style-name="P15">Ramverk<text:tab/>30</text:p>
          <text:p text:style-name="P15">Skapa I/O-objekt<text:tab/>32</text:p>
          <text:p text:style-name="P18">Flags<text:tab/>34</text:p>
          <text:p text:style-name="P18">Attribut<text:tab/>35</text:p>
          <text:p text:style-name="P16">Description<text:tab/>35</text:p>
          <text:p text:style-name="P16">Process<text:tab/>35</text:p>
          <text:p text:style-name="P16">ThreadObject<text:tab/>35</text:p>
          <text:p text:style-name="P18">Metod objekt<text:tab/>35</text:p>
          <text:p text:style-name="P16">Agenter<text:tab/>36</text:p>
          <text:p text:style-name="P16">Rack<text:tab/>36</text:p>
          <text:p text:style-name="P16">Kort<text:tab/>36</text:p>
          <text:p text:style-name="P16">Connect-metod för ThreadObject<text:tab/>36</text:p>
          <text:p text:style-name="P15">Metoder<text:tab/>37</text:p>
          <text:p text:style-name="P16"><text:soft-page-break/>Lokal datastruktur<text:tab/>37</text:p>
          <text:p text:style-name="P16">Agent-Metoder<text:tab/>37</text:p>
          <text:p text:style-name="P17">IoAgentInit<text:tab/>37</text:p>
          <text:p text:style-name="P17">IoAgentClose<text:tab/>38</text:p>
          <text:p text:style-name="P17">IoAgentRead<text:tab/>38</text:p>
          <text:p text:style-name="P17">IoAgentWrite<text:tab/>38</text:p>
          <text:p text:style-name="P17">IoAgentSwap<text:tab/>38</text:p>
          <text:p text:style-name="P17">Rack-metoder<text:tab/>38</text:p>
          <text:p text:style-name="P17">IoRackInit<text:tab/>38</text:p>
          <text:p text:style-name="P17">IoRackClose<text:tab/>38</text:p>
          <text:p text:style-name="P17">IoRackRead<text:tab/>38</text:p>
          <text:p text:style-name="P17">IoRackWrite<text:tab/>38</text:p>
          <text:p text:style-name="P17">IoRackSwap<text:tab/>38</text:p>
          <text:p text:style-name="P17">Card-metoder<text:tab/>39</text:p>
          <text:p text:style-name="P17">IoCardInit<text:tab/>39</text:p>
          <text:p text:style-name="P17">IoCardClose<text:tab/>39</text:p>
          <text:p text:style-name="P17">IoCardRead<text:tab/>39</text:p>
          <text:p text:style-name="P17">IoCardWrite<text:tab/>39</text:p>
          <text:p text:style-name="P17">IoCardSwap<text:tab/>39</text:p>
          <text:p text:style-name="P16">Registrering av metoder<text:tab/>39</text:p>
          <text:p text:style-name="P16">Registrering av klassen<text:tab/>39</text:p>
          <text:p text:style-name="P17">Modul i ProviewR's bassystem<text:tab/>39</text:p>
          <text:p text:style-name="P17">Projekt<text:tab/>40</text:p>
          <text:p text:style-name="P16">Exempel på rack metoder<text:tab/>40</text:p>
          <text:p text:style-name="P16">Exempel på metoder digitalt ingångskort<text:tab/>41</text:p>
          <text:p text:style-name="P16">Exempel på metoder för digitalt utgångkort<text:tab/>44</text:p>
          <text:p text:style-name="P15">Steg för steg beskrivning<text:tab/>47</text:p>
          <text:p text:style-name="P18">Lägga in i ett projekt<text:tab/>47</text:p>
          <text:p text:style-name="P16">Skapa klasser<text:tab/>47</text:p>
          <text:p text:style-name="P17">Skapa en klassvolym<text:tab/>47</text:p>
          <text:p text:style-name="P17">Öppna klassvolymen<text:tab/>48</text:p>
          <text:p text:style-name="P17">Skapa en Rack klass<text:tab/>49</text:p>
          <text:p text:style-name="P17">Skapa en kortklass<text:tab/>50</text:p>
          <text:p text:style-name="P17">Bygg klassvolymen<text:tab/>56</text:p>
          <text:p text:style-name="P18">Installera drivrutin<text:tab/>56</text:p>
          <text:p text:style-name="P18">Skriva metoder<text:tab/>57</text:p>
          <text:p text:style-name="P17">Registrera klassen<text:tab/>61</text:p>
          <text:p text:style-name="P17">Makefile<text:tab/>61</text:p>
          <text:p text:style-name="P17">Länkfil<text:tab/>62</text:p>
          <text:p text:style-name="P16">Konfigurera nodhierarkin<text:tab/>62</text:p>
          <text:p text:style-name="P18">Lägga in i ProviewR's bassystem<text:tab/>65</text:p>
          <text:p text:style-name="P16">Klassvolym<text:tab/>65</text:p>
          <text:p text:style-name="P16">OtherIO<text:tab/>65</text:p>
          <text:p text:style-name="P17">Skapa klasser<text:tab/>66</text:p>
          <text:p text:style-name="P17">Skapa metoder<text:tab/>66</text:p>
          <text:p text:style-name="P17">Registrera klassen<text:tab/>66</text:p>
          <text:p text:style-name="P17">Objektbilder<text:tab/>66</text:p>
          <text:p text:style-name="P17">Merge<text:tab/>67</text:p>
          <text:p text:style-name="P18">Separat Modul<text:tab/>67</text:p>
          <text:p text:style-name="P18">Om Hilscher Profibus agenten<text:tab/>67</text:p>
        </text:index-body>
      </text:table-of-content>
      <text:p text:style-name="P2"/>
      <text:h text:style-name="P20" text:outline-level="1" text:is-list-header="true">Om den här handledningen </text:h>
      <text:p text:style-name="Text_20_body">ProviewR's <text:span text:style-name="T1">I/O System handbok </text:span>är avsedd för personer som vill knyta olika typer av I/O system till ProviewR, och för användare som vill ha en djupare förståelse för hur I/O hanteringen i ProviewR fungerar.</text:p>
      <text:h text:style-name="Heading_20_1" text:outline-level="1" text:is-list-header="true">Introduktion</text:h>
      <text:p text:style-name="Text_20_body">IO-hanteringen i ProviewR består av ett ramverk som är designat för att</text:p>
      <text:list xml:id="list658464035" text:style-name="L1">
        <text:list-item>
          <text:p text:style-name="P22">vara portabelt och körbart på olika plattformar.</text:p>
        </text:list-item>
        <text:list-item>
          <text:p text:style-name="P22">enkelt kunna lägga till nya I/O-system.</text:p>
        </text:list-item>
        <text:list-item>
          <text:p text:style-name="P22">hantera I/O-kort på den lokala bussen.</text:p>
        </text:list-item>
        <text:list-item>
          <text:p text:style-name="P22">hantera distribuerade I/O-system och kommunicera med remota rack-system.</text:p>
        </text:list-item>
        <text:list-item>
          <text:p text:style-name="P22">tillåta projekt att implementera lokala I/O system.</text:p>
        </text:list-item>
        <text:list-item>
          <text:p text:style-name="P22">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R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R.</text:p>
      <text:p text:style-name="Text_20_body"/>
      <text:p text:style-name="P5"/>
      <text:h text:style-name="P21"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text:soft-page-break/>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ext:soft-page-break/>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text:soft-page-break/>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2" draw:name="graphics11" text:anchor-type="paragraph" svg:x="0.058cm" svg:y="0cm" svg:width="13.441cm" svg:height="18.124cm" draw:z-index="9"><draw:image xlink:href="Pictures/10000000000001FC000002AD1143421C155C4BB3.gif" xlink:type="simple" xlink:show="embed" xlink:actuate="onLoad" loext:mime-type="image/gif"/></draw:frame><text:soft-page-break/>Fig Exempel på PSS9000 konfiguration</text:p>
      <text:h text:style-name="Heading_20_5" text:outline-level="5"/>
      <text:p text:style-name="Text_20_body"/>
      <text:p text:style-name="P5"/>
      <text:h text:style-name="P21"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R's I/O hantering representerar mastern agent-nivån, slavarna rack-nivån och modulerna kort-nivån.</text:p>
      <text:p text:style-name="Text_20_body">ProviewR har för närvarande stöd för två olika masterkort, Softing PROFIboard PCI (se <text:a xlink:type="simple" xlink:href="http://www.softing.com/" text:style-name="Internet_20_link" text:visited-style-name="Visited_20_Internet_20_Link">www.softing.com</text:a>) och Hilscher CIF 50-PB (se <text:a xlink:type="simple" xlink:href="http://www.hilscher.com/" text:style-name="Internet_20_link" text:visited-style-name="Visited_20_Internet_20_Link">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R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6"><draw:image xlink:href="Pictures/10000000000001FC00000273DC85AF77486517D5.gif" xlink:type="simple" xlink:show="embed" xlink:actuate="onLoad" loext:mime-type="image/gif"/></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text:soft-page-break/>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2" draw:name="graphics9" text:anchor-type="paragraph" svg:x="-0.021cm" svg:y="0.212cm" svg:width="13.441cm" svg:height="16.589cm" draw:z-index="7"><draw:image xlink:href="Pictures/10000000000001FC00000273A769D485BD977FA2.gif" xlink:type="simple" xlink:show="embed" xlink:actuate="onLoad" loext:mime-type="image/gif"/></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text:soft-page-break/>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8"><draw:image xlink:href="Pictures/10000000000001E00000014E1685E60E3BAC4CC6.gif" xlink:type="simple" xlink:show="embed" xlink:actuate="onLoad" loext:mime-type="image/gif"/></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text:soft-page-break/>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 text:style-name="Internet_20_link" text:visited-style-name="Visited_20_Internet_20_Link">www.softing.com</text:a> för Softing och <text:a xlink:type="simple" xlink:href="http://www.hilscher.com/" text:style-name="Internet_20_link" text:visited-style-name="Visited_20_Internet_20_Link">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text:soft-page-break/>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text:soft-page-break/>Det finns också ett verktyg vid namn cif50_rmdb som kan radera SyCon databasen från flash. Efter detta kan kortet användas i ProviewR.</text:p>
      <text:h text:style-name="P21"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I ProviewR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1">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text:soft-page-break/>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text:soft-page-break/>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Code">$pwr_obj/rt_io_user.o -lpwr_rt -lusbio -lpwr_usb_dummy<text:span text:style-name="T12"> -lpwr_pnak_dummy</text:span></text:p>
      <text:h text:style-name="P21" text:outline-level="2">Velleman K8055</text:h>
      <text:p text:style-name="Text_20_body">Velleman K8055 är ett USB kort med 2 Ai, 5 Di, 8 Do och 2 Ao. Det finns dels som byggsats, med beteckningen K8055 och färdigt kort med beteckningen VM110. Kortet är utmärkt om man vill testa ProviewR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table-cell table:style-name="Table8.A2" office:value-type="float" office:value="0">
            <text:p text:style-name="Table_20_Contents">0</text:p>
          </table:table-cell>
          <table:table-cell table:style-name="Table8.B5" office:value-type="string">
            <text:p text:style-name="Table_20_Contents">på</text:p>
          </table:table-cell>
          <table:table-cell table:style-name="Table8.C5" office:value-type="string">
            <text:p text:style-name="Table_20_Contents">på</text:p>
          </table:table-cell>
        </table:table-row>
        <table:table-row>
          <table:table-cell table:style-name="Table8.A2" office:value-type="float" office:value="1">
            <text:p text:style-name="Table_20_Contents">1</text:p>
          </table:table-cell>
          <table:table-cell table:style-name="Table8.B5" office:value-type="string">
            <text:p text:style-name="Table_20_Contents">av</text:p>
          </table:table-cell>
          <table:table-cell table:style-name="Table8.C5" office:value-type="string">
            <text:p text:style-name="Table_20_Contents">på</text:p>
          </table:table-cell>
        </table:table-row>
        <table:table-row>
          <table:table-cell table:style-name="Table8.A2" office:value-type="float" office:value="2">
            <text:p text:style-name="Table_20_Contents">2</text:p>
          </table:table-cell>
          <table:table-cell table:style-name="Table8.B5" office:value-type="string">
            <text:p text:style-name="Table_20_Contents">på</text:p>
          </table:table-cell>
          <table:table-cell table:style-name="Table8.C5" office:value-type="string">
            <text:p text:style-name="Table_20_Contents">av</text:p>
          </table:table-cell>
        </table:table-row>
        <table:table-row>
          <table:table-cell table:style-name="Table8.A2" office:value-type="float" office:value="3">
            <text:p text:style-name="Table_20_Contents">3</text:p>
          </table:table-cell>
          <table:table-cell table:style-name="Table8.B5" office:value-type="string">
            <text:p text:style-name="Table_20_Contents">av</text:p>
          </table:table-cell>
          <table:table-cell table:style-name="Table8.C5"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R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R med agentobjektet USB_Agent, rackobjektet Velleman_K8055 och kortobjektet Velleman_K8055_Board.</text:p>
      <text:h text:style-name="Heading_20_3" text:outline-level="3"><text:soft-page-break/>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Kanaler</text:h>
      <text:p text:style-name="Text_20_body">Alla kanalobjekt ligger internt i kortobjektet, Velleman_K8055_Board. Där finns en vektor med två 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table-cell table:style-name="Table9.A2" office:value-type="string">
            <text:p text:style-name="Table_20_Contents">ChannelSigValRangeLow</text:p>
          </table:table-cell>
          <table:table-cell table:style-name="Table9.B4" office:value-type="string">
            <text:p text:style-name="Table_20_Contents">0</text:p>
          </table:table-cell>
        </table:table-row>
        <table:table-row>
          <table:table-cell table:style-name="Table9.A2" office:value-type="string">
            <text:p text:style-name="Table_20_Contents">ChannelSigValRangeHigh</text:p>
          </table:table-cell>
          <table:table-cell table:style-name="Table9.B4"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table-cell table:style-name="Table10.A2" office:value-type="string">
            <text:p text:style-name="Table_20_Contents">ChannelSigValRangeLow</text:p>
          </table:table-cell>
          <table:table-cell table:style-name="Table10.B4" office:value-type="string">
            <text:p text:style-name="Table_20_Contents">0</text:p>
          </table:table-cell>
        </table:table-row>
        <table:table-row>
          <table:table-cell table:style-name="Table10.A2" office:value-type="string">
            <text:p text:style-name="Table_20_Contents">ChannelSigValRangeHigh</text:p>
          </table:table-cell>
          <table:table-cell table:style-name="Table10.B4" office:value-type="string">
            <text:p text:style-name="Table_20_Contents">5</text:p>
          </table:table-cell>
        </table:table-row>
      </table:table>
      <text:p text:style-name="Text_20_body"/>
      <text:p text:style-name="Text_20_body">Till exempel för att få ActualValue området 0 – 100 sätt SensorSigValRange 0 - 5 och <text:soft-page-break/>ActValRange 0 – 100.</text:p>
      <text:h text:style-name="Heading_20_3" text:outline-level="3">Länkfil</text:h>
      <text:p text:style-name="Text_20_body">Arkivet libusb-1.0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P10">$pwr_obj/rt_io_user.o -lpwr_rt -lusb-1.0 -lpwr_usbio_dummy <text:span text:style-name="T12">-lpwr_pnak_dummy</text:span></text:p>
      <text:p text:style-name="P7"><draw:frame draw:style-name="fr3" draw:name="graphics25" text:anchor-type="paragraph" svg:x="0.046cm" svg:y="0cm" svg:width="16.007cm" svg:height="16.272cm" draw:z-index="23"><draw:image xlink:href="Pictures/100000000000025D0000026752B9A29E4A589354.png" xlink:type="simple" xlink:show="embed" xlink:actuate="onLoad" loext:mime-type="image/png"/></draw:frame>Fig Velleman K8055 konfigurering</text:p>
      <text:p text:style-name="Text_20_body"/>
      <text:p text:style-name="Text_20_body"/>
      <text:h text:style-name="Heading_20_1" text:outline-level="1">Adaption av I/O system</text:h>
      <text:p text:style-name="Text_20_body">I detta avsnitt beskrivs hur man inför nya I/O system i ProviewR.</text:p>
      <text:p text:style-name="Text_20_body">Att lägga in ett nytt I/O system kräver kunskap i hur man skapar klasser i ProviewR, samt baskunskap i c programmering.</text:p>
      <text:p text:style-name="Text_20_body">Ett I/O system kan läggas in för ett enskilt projekt eller ett antal projekt, eller i ProviewR's bassystem. I det första fallet räcker det med att installera ProviewR's utvecklingsmiljö. I det senare fallet måste man installera och bygga från ProviewR's källkod.</text:p>
      <text:h text:style-name="Heading_20_2" text:outline-level="2" text:is-list-header="true">Översikt</text:h>
      <text:p text:style-name="Text_20_body">I/O hanteringen i ProviewR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text:soft-page-break/>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1">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R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text:soft-page-break/>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3203035488" text:style-name="L2">
        <text:list-item>
          <text:p text:style-name="P23">skapar en kontext.</text:p>
        </text:list-item>
        <text:list-item>
          <text:p text:style-name="P23">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23">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23">För varje I/O-objekt som läggs in, identifieras metoderna, och pekare till metod-funktionerna hämtas upp. Dessutom hämtas en pekare till objektet upp och objektsnamnet läggs in i datastrukturen.</text:p>
        </text:list-item>
        <text:list-item>
          <text:p text:style-name="P23">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9">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oft-page-break/><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3">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oft-page-break/><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1">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1">Exempel på en baskass för ett kort</text:span> och en subklass i Fig <text:span text:style-name="T1">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2" draw:name="graphics6" text:anchor-type="paragraph" svg:x="0.159cm" svg:y="0.446cm" svg:width="13.864cm" svg:height="12.118cm" draw:z-index="4"><draw:image xlink:href="Pictures/100000000000020C000001CA9C55A9C5577DEBBF.gif" xlink:type="simple" xlink:show="embed" xlink:actuate="onLoad" loext:mime-type="image/gif"/></draw:frame><text:soft-page-break/>Fig Exempel på en basklass för ett kort</text:p>
      <text:p text:style-name="P7"><draw:frame draw:style-name="fr2" draw:name="graphics7" text:anchor-type="paragraph" svg:x="0.079cm" svg:y="0.351cm" svg:width="15.663cm" svg:height="20.849cm" draw:z-index="5"><draw:image xlink:href="Pictures/100000000000025000000314A4050C6A85920390.gif" xlink:type="simple" xlink:show="embed" xlink:actuate="onLoad" loext:mime-type="image/gif"/></draw:frame><text:soft-page-break/>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4" draw:name="graphics4" text:anchor-type="paragraph" svg:width="12.462cm" svg:height="8.52cm" draw:z-index="2"><draw:image xlink:href="Pictures/10000000000001D700000142D91BB79625035F11.gif" xlink:type="simple" xlink:show="embed" xlink:actuate="onLoad" loext:mime-type="image/gif"/></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4" draw:name="graphics5" text:anchor-type="paragraph" svg:width="10.372cm" svg:height="2.196cm" draw:z-index="3"><draw:image xlink:href="Pictures/1000000000000188000000532EEA22C7E6ABE07D.gif" xlink:type="simple" xlink:show="embed" xlink:actuate="onLoad" loext:mime-type="image/gif"/></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text:soft-page-break/>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4" draw:name="graphics3" text:anchor-type="paragraph" svg:width="11.959cm" svg:height="5.556cm" draw:z-index="1"><draw:image xlink:href="Pictures/10000000000001C4000000D265D8DDB8F100CEFC.gif" xlink:type="simple" xlink:show="embed" xlink:actuate="onLoad" loext:mime-type="image/gif"/></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1">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5" draw:name="graphics2" text:anchor-type="paragraph" svg:x="0.185cm" svg:y="0.455cm" svg:width="10.425cm" svg:height="4.657cm" draw:z-index="0"><draw:image xlink:href="Pictures/100000000000018A000000B0B3CB26F04529BBF0.gif" xlink:type="simple" xlink:show="embed" xlink:actuate="onLoad" loext:mime-type="image/gif"/></draw:frame>Fig Connect metod</text:p>
      <text:p text:style-name="Text_20_body"/>
      <text:h text:style-name="Heading_20_2" text:outline-level="2" text:is-list-header="true"><text:soft-page-break/>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xml:id="list2656713954" text:style-name="L3">
        <text:list-item>
          <text:p text:style-name="P24">Init-metoden anropas vid initieringen av <text:s/>I/O-hanteringen, dvs vid uppstart av runtime miljön och vid en mjuk omstart.</text:p>
        </text:list-item>
        <text:list-item>
          <text:p text:style-name="P24">Close-metoden anropas när I/O-hanteringen avslutas, dvs när runtime-miljön stoppas och vid en mjuk omstart. </text:p>
        </text:list-item>
        <text:list-item>
          <text:p text:style-name="P24">Read-metoden anropas cykliskt när det är dags att läsa av ingångkort.</text:p>
        </text:list-item>
        <text:list-item>
          <text:p text:style-name="P24">Write-metoden anropas cykliskt när det är dags att ställa ut värden till utgångskorten.</text:p>
        </text:list-item>
        <text:list-item>
          <text:p text:style-name="P24">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text:soft-page-break/>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text:soft-page-break/>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R's bassystem, eller som en del i ett projekt.</text:p>
      <text:h text:style-name="Heading_20_5" text:outline-level="5">Modul i ProviewR's bassystem</text:h>
      <text:p text:style-name="Text_20_body">Är I/O systemet impelmenterat som en modul i ProviewR's bassystem, skapar man en fil, <text:span text:style-name="T4">lib/rt/src/rt_io_'modulnamn'.meth</text:span><text:span text:style-name="T10">,</text:span> och listar alla klasser som har registrerade metoder i denna. </text:p>
      <text:h text:style-name="Heading_20_5" text:outline-level="5">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5"> </text:span><text:span text:style-name="T7">plc_'nodnamn'_'busnr'.opt</text:span><text:span text:style-name="T8">,</text:span> t ex <text:span text:style-name="T2">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2">-lpwr_usbio_dummy -lpwr_usb_dummy -lpwr_pnak_dummy</text:span></text:p>
      <text:h text:style-name="Heading_20_4" text:outline-level="4"><text:soft-page-break/>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text:soft-page-break/>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oft-page-break/><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oft-page-break/><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text:soft-page-break/>#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soft-page-break/><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oft-page-break/><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R. </text:p>
      <text:p text:style-name="Text_20_body"><text:soft-page-break/>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1">File/Open/GlobalVolumeList </text:span>i menyn. Vi går in i editerings-mod, och skapar ett VolumeReg objekt med namnet <text:span text:style-name="T1">CVolMerk1.</text:span> Volymsidentiteten för användarklassvolymer ska ligga i intervallet 0.0.2-249.1-254 och vi väljer 0.0.99.20 som identitet för vår klassvolym. I attributet Projekt anges vårt projekt, <text:span text:style-name="T1">mars2</text:span>. </text:p>
      <text:p text:style-name="P7"><draw:frame draw:style-name="fr3" draw:name="graphics12" text:anchor-type="paragraph" svg:x="0cm" svg:y="0cm" svg:width="16.999cm" svg:height="8.841cm" draw:z-index="10"><draw:image xlink:href="Pictures/100000000000028600000150B76D4256B2F1F4E7.gif" xlink:type="simple" xlink:show="embed" xlink:actuate="onLoad" loext:mime-type="image/gif"/></draw:frame>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text:soft-page-break/>&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1">OpenClassEditor...</text:span> i popupmenyn för objektet.</text:p>
      <text:p text:style-name="P7"><draw:frame draw:style-name="fr6" draw:name="graphics13" text:anchor-type="paragraph" svg:width="16.986cm" svg:height="10.345cm" draw:z-index="11"><draw:image xlink:href="Pictures/100000000000028200000187BEE955FCF54C8493.gif" xlink:type="simple" xlink:show="embed" xlink:actuate="onLoad" loext:mime-type="image/gif"/></draw:frame>Fig Konfigurering av klassvolym i Directory volymen, och start av klasseditorn</text:p>
      <text:p text:style-name="Text_20_body"/>
      <text:p text:style-name="Text_20_body">I klasseditor definieras klasser med hjälp av speciella klassdefinitions objekt. Vi ska här skapa två klasser, en rack klass, <text:span text:style-name="T1">MotionControl_USB</text:span> och en kortklass <text:span text:style-name="T1">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7" draw:name="graphics14" text:anchor-type="paragraph" svg:width="16.999cm" svg:height="14.328cm" draw:z-index="18"><draw:image xlink:href="Pictures/1000000000000290000002299A04F46BD7943CA4.gif" xlink:type="simple" xlink:show="embed" xlink:actuate="onLoad" loext:mime-type="image/gif"/></draw:frame><text:soft-page-break/>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7" draw:name="graphics15" text:anchor-type="paragraph" svg:width="16.999cm" svg:height="10.312cm" draw:z-index="12"><draw:image xlink:href="Pictures/10000000000002900000018EC7B0EF7CE7A9D9A3.gif" xlink:type="simple" xlink:show="embed" xlink:actuate="onLoad" loext:mime-type="image/gif"/></draw:frame><text:soft-page-break/><text:span text:style-name="T11">Fig Attribut objek</text:span>t</text:p>
      <text:h text:style-name="Heading_20_5" text:outline-level="5">Skapa en kortklass</text:h>
      <text:p text:style-name="Text_20_body">För kortobjekt finns en basklass, <text:span text:style-name="T1">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7" draw:name="graphics16" text:anchor-type="paragraph" svg:width="16.999cm" svg:height="14.406cm" draw:z-index="19"><draw:image xlink:href="Pictures/10000000000002900000022CED4D532556764EA1.gif" xlink:type="simple" xlink:show="embed" xlink:actuate="onLoad" loext:mime-type="image/gif"/></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7" draw:name="graphics17" text:anchor-type="paragraph" svg:width="16.999cm" svg:height="10.753cm" draw:z-index="13"><draw:image xlink:href="Pictures/10000000000002900000019FF042D4C272344F8C.gif" xlink:type="simple" xlink:show="embed" xlink:actuate="onLoad" loext:mime-type="image/gif"/></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7" draw:name="graphics19" text:anchor-type="paragraph" svg:width="16.999cm" svg:height="12.545cm" draw:z-index="20"><draw:image xlink:href="Pictures/10000000000002B3000001FEE8778FE451E8944F.gif" xlink:type="simple" xlink:show="embed" xlink:actuate="onLoad" loext:mime-type="image/gif"/></draw:frame><text:soft-page-break/></text:p>
      <text:p text:style-name="P7">Fig Definition av en enum typ</text:p>
      <text:p text:style-name="Text_20_body"/>
      <text:p text:style-name="Text_20_body">Status-attributets typ sätts till den skapade statustypen, och i Flags sätts bitarna <text:span text:style-name="T1">State</text:span> och <text:span text:style-name="T1">NoEdit,</text:span> <text:s/>då attributet inte ska datasättas i konfiguratören utan ges ett värde i runtimemiljön. </text:p>
      <text:p text:style-name="P7"><draw:frame draw:style-name="fr3" draw:name="graphics18" text:anchor-type="paragraph" svg:x="0cm" svg:y="0.116cm" svg:width="16.999cm" svg:height="11.464cm" draw:z-index="21"><draw:image xlink:href="Pictures/10000000000002B3000001D274BBB3360D3C9617.gif" xlink:type="simple" xlink:show="embed" xlink:actuate="onLoad" loext:mime-type="image/gif"/></draw:frame><text:soft-page-break/>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7" draw:name="graphics20" text:anchor-type="paragraph" svg:width="16.999cm" svg:height="11.525cm" draw:z-index="15"><draw:image xlink:href="Pictures/10000000000002BE000001DCF35BC02AF9B32BC7.gif" xlink:type="simple" xlink:show="embed" xlink:actuate="onLoad" loext:mime-type="image/gif"/></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6" draw:name="graphics21" text:anchor-type="paragraph" svg:width="16.999cm" svg:height="12.174cm" draw:z-index="14"><draw:image xlink:href="Pictures/10000000000002D600000208B6F243B769E62D3C.gif" xlink:type="simple" xlink:show="embed" xlink:actuate="onLoad" loext:mime-type="image/gif"/></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1">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kopieras till $pwrp_inc, och arkivet till $pwrp_lib.</text:p>
      <text:h text:style-name="Heading_20_3" text:outline-level="3"><text:soft-page-break/>Skriva metoder</text:h>
      <text:p text:style-name="Text_20_body">Nästa steg är att skriva c-koden för metoderna. </text:p>
      <text:p text:style-name="Text_20_body">c-filen ra_io_m_motioncontrol_usbio.c läggs på $pwrp_src. </text:p>
      <text:p text:style-name="Text_20_body">Eftersom ProviewR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2"><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2">$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mars2_top : mars2</text:p>
      <text:p text:style-name="Code"/>
      <text:p text:style-name="Code">include $(pwr_exe)/pwrp_rules.mk</text:p>
      <text:p text:style-name="Code"/>
      <text:p text:style-name="Code"><text:soft-page-break/>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2">libusbio.a</text:span>. Namnet på länkfilen innehåller nodnamn och buss.</text:p>
      <text:p text:style-name="P7">plc_mars2_0507.opt</text:p>
      <text:p text:style-name="P14">$pwrp_obj/rt_io_user.o $pwrp_obj/ra_io_m_motioncontrol_usbio.o <text:span text:style-name="T13">-lpwr_rt \</text:span></text:p>
      <text:p text:style-name="P14"><text:span text:style-name="T13"><text:s/></text:span>-lusbio <text:span text:style-name="T12">-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3" draw:name="graphics22" text:anchor-type="paragraph" svg:x="0cm" svg:y="0.48cm" svg:width="16.999cm" svg:height="17.872cm" draw:z-index="22"><draw:image xlink:href="Pictures/10000000000002A9000002CC70C44F59715C6D2E.gif" xlink:type="simple" xlink:show="embed" xlink:actuate="onLoad" loext:mime-type="image/gif"/></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1"> Fig Ai kanal.</text:span> </text:p>
      <text:p text:style-name="Text_20_body"><draw:frame draw:style-name="fr7" draw:name="graphics23" text:anchor-type="paragraph" svg:width="16.999cm" svg:height="14.42cm" draw:z-index="16"><draw:image xlink:href="Pictures/100000000000028D0000022AB6DB3DD2529A3CA2.gif" xlink:type="simple" xlink:show="embed" xlink:actuate="onLoad" loext:mime-type="image/gif"/></draw:frame><text:soft-page-break/></text:p>
      <text:p text:style-name="P7">Fig Ai kanal</text:p>
      <text:p text:style-name="Text_20_body">För Ao-kanalerna får man signalvärdet <text:s/>vid läsningen, och vi konfigurerar med ett råvärdesområde på 0-5 V enligt <text:span text:style-name="T1">Fig Ao kanal</text:span>.</text:p>
      <text:p text:style-name="P7"><draw:frame draw:style-name="fr7" draw:name="graphics24" text:anchor-type="paragraph" svg:width="16.999cm" svg:height="14.42cm" draw:z-index="17"><draw:image xlink:href="Pictures/100000000000028D0000022A98A57B0813BBC131.gif" xlink:type="simple" xlink:show="embed" xlink:actuate="onLoad" loext:mime-type="image/gif"/></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R.</text:p>
      <text:h text:style-name="Heading_20_3" text:outline-level="3">Lägga in i ProviewR'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gt; pwre module otherio</text:p>
      <text:h text:style-name="Heading_20_5" text:outline-level="5"><text:soft-page-break/>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gt; pwr build mmi mcomp src</text:p>
      <text:h text:style-name="Heading_20_5" text:outline-level="5">Merge</text:h>
      <text:p text:style-name="Text_20_body">När allt i modulen har byggs ska den mergas med övriga moduler. </text:p>
      <text:p text:style-name="Text_20_body"><text:soft-page-break/>&gt; pwre merge</text:p>
      <text:h text:style-name="Heading_20_3" text:outline-level="3">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6-04T07:08:33</meta:creation-date>
    <dc:date>2021-04-19T08:48:49.357149276</dc:date>
    <dc:language>en-US</dc:language>
    <meta:editing-cycles>119</meta:editing-cycles>
    <meta:editing-duration>P10DT17H52M24S</meta:editing-duration>
    <meta:document-statistic meta:table-count="10" meta:image-count="25" meta:object-count="0" meta:page-count="65" meta:paragraph-count="1556" meta:word-count="11518" meta:character-count="83749" meta:non-whitespace-character-count="69079"/>
    <meta:user-defined meta:name="Info 1"/>
    <meta:user-defined meta:name="Info 2"/>
    <meta:user-defined meta:name="Info 3"/>
    <meta:user-defined meta:name="Info 4"/>
  </office:meta>
</office:document-meta>
</file>